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Heading_20_3">
      <style:paragraph-properties fo:margin-top="0.1665in" fo:margin-bottom="0.0835in" fo:keep-with-next="always"/>
    </style:style>
    <style:style style:name="P16"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Heading_20_2">
      <style:paragraph-properties fo:margin-top="0.1665in" fo:margin-bottom="0.0835in" fo:keep-with-next="alway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2.0.1</text:p>
      <text:p text:style-name="Subtitle">13 Mar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Introduction to Byteman<text:tab/>5</text:p>
          <text:p text:style-name="P20">Running an Application with the Byteman Agent<text:tab/>5</text:p>
          <text:p text:style-name="P20">Event Condition Action Rules<text:tab/>6</text:p>
          <text:p text:style-name="P20">Rule Bindings and Parameterization<text:tab/>6</text:p>
          <text:p text:style-name="P20">Built-in Conditions and Actions<text:tab/>7</text:p>
          <text:p text:style-name="P20">Extending or Replacing the Byteman Language Built-ins<text:tab/>8</text:p>
          <text:p text:style-name="P20">Agent Transformation<text:tab/>8</text:p>
          <text:p text:style-name="P20">Agent Retransformation<text:tab/>9</text:p>
          <text:p text:style-name="P20">ECA Rule Engine<text:tab/>10</text:p>
          <text:p text:style-name="P19">The Byteman Rule Language<text:tab/>12</text:p>
          <text:p text:style-name="P20">Rule Events<text:tab/>12</text:p>
          <text:p text:style-name="P17">Class Rules vs Interface Rules<text:tab/>13</text:p>
          <text:p text:style-name="P17">Overriding <text:s/>Rules<text:tab/>13</text:p>
          <text:p text:style-name="P17">Overriding Interface Rules<text:tab/>15</text:p>
          <text:p text:style-name="P17">Location Specifiers<text:tab/>15</text:p>
          <text:p text:style-name="P20">Rule Bindings<text:tab/>19</text:p>
          <text:p text:style-name="P20">Rule Expressions<text:tab/>19</text:p>
          <text:p text:style-name="P20">Rule Conditions<text:tab/>21</text:p>
          <text:p text:style-name="P20">Rule Actions<text:tab/>22</text:p>
          <text:p text:style-name="P20">Built-In Calls<text:tab/>23</text:p>
          <text:p text:style-name="P20">User-Defined Rule Helpers<text:tab/>23</text:p>
          <text:p text:style-name="P20">The Rule Helper Lifecycle Methods<text:tab/>25</text:p>
          <text:p text:style-name="P19">Byteman Rule Language Standard Built-Ins<text:tab/>27</text:p>
          <text:p text:style-name="P20">Thread Coordination Operations<text:tab/>27</text:p>
          <text:p text:style-name="P17">Waiters<text:tab/>27</text:p>
          <text:p text:style-name="P17">Rendezvous<text:tab/>28</text:p>
          <text:p text:style-name="P17">Joiners<text:tab/>29</text:p>
          <text:p text:style-name="P17">Aborting Execution<text:tab/>29</text:p>
          <text:p text:style-name="P20">Rule State Management Operations<text:tab/>30</text:p>
          <text:p text:style-name="P17">CountDowns<text:tab/>30</text:p>
          <text:p text:style-name="P17">Flags<text:tab/>31</text:p>
          <text:p text:style-name="P17">Counters<text:tab/>31</text:p>
          <text:p text:style-name="P17">Timers<text:tab/>32</text:p>
          <text:p text:style-name="P17">Recursive Triggering<text:tab/>32</text:p>
          <text:p text:style-name="P20">Trace and Debug Operations<text:tab/>34</text:p>
          <text:p text:style-name="P17">Debugging<text:tab/>34</text:p>
          <text:p text:style-name="P17">Tracing<text:tab/>34</text:p>
          <text:p text:style-name="P20">Stack Management Operations<text:tab/>35</text:p>
          <text:p text:style-name="P17">Checking The Call Tree<text:tab/>35</text:p>
          <text:p text:style-name="P17">Tracing the Caller Stack<text:tab/>37</text:p>
          <text:p text:style-name="P17">Selective Stack Tracing Using a Regular Expression Filter<text:tab/>37</text:p>
          <text:p text:style-name="P17">Stack Range Tracing<text:tab/>39</text:p>
          <text:p text:style-name="P20">Default Helper Lifecycle Methods<text:tab/>41</text:p>
          <text:p text:style-name="P19">Using Byteman<text:tab/>43</text:p>
          <text:p text:style-name="P20">Using Byteman from java or ant<text:tab/>43</text:p>
          <text:p text:style-name="P20">Using Byteman from maven<text:tab/>43</text:p>
          <text:p text:style-name="P20">Obtaining the source build tree<text:tab/>43</text:p>
          <text:p text:style-name="P20"><text:soft-page-break/>Building Byteman from the sources<text:tab/>43</text:p>
          <text:p text:style-name="P20">Running Applications with Byteman<text:tab/>44</text:p>
          <text:p text:style-name="P20">Configuring a java agent<text:tab/>44</text:p>
          <text:p text:style-name="P20">Installing Byteman in a Running JVM using Script bminstall<text:tab/>45</text:p>
          <text:p text:style-name="P20">Available -javaagent Options<text:tab/>45</text:p>
          <text:p text:style-name="P20">Running Byteman Using Script bmjava<text:tab/>46</text:p>
          <text:p text:style-name="P20">Submitting Rules Dynamically Using Script bmsubmit<text:tab/>47</text:p>
          <text:p text:style-name="P20">Checking Rules Offline Using Script bmcheck<text:tab/>48</text:p>
          <text:p text:style-name="P20">Installing And Submitting from Java<text:tab/>49</text:p>
          <text:p text:style-name="P20">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283421346"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960150016"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416502445" text:continue-list="list1283421346" text:style-name="Outline">
        <text:list-item>
          <text:list>
            <text:list-header>
              <text:h text:style-name="P1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311444896"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039339296"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305053157" text:continue-list="list1311444896"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624158804"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text:soft-page-break/>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079112898"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242529908"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840963115" text:style-name="L3">
        <text:list-item>
          <text:p text:style-name="P23">the <text:span text:style-name="T1">trigger method</text:span>, i.e. the method which contains the trigger point</text:p>
        </text:list-item>
        <text:list-item>
          <text:p text:style-name="P23"><text:soft-page-break/>the rule which has been matched</text:p>
        </text:list-item>
        <text:list-item>
          <text:p text:style-name="P23">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287711658" text:continue-list="list242529908" text:style-name="Outline">
        <text:list-item>
          <text:list>
            <text:list-header>
              <text:h text:style-name="P1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text:soft-page-break/>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373275020" text:continue-numbering="true" text:style-name="Outline">
        <text:list-item>
          <text:list>
            <text:list-header>
              <text:h text:style-name="P1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text:soft-page-break/>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594760684"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702872879"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196501495"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806179321"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518695979" text:continue-numbering="true" text:style-name="Outline">
        <text:list-item>
          <text:list>
            <text:list-item>
              <text:list>
                <text:list-header>
                  <text:h text:style-name="P15"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216168578" text:continue-numbering="true" text:style-name="Outline">
        <text:list-item>
          <text:list>
            <text:list-item>
              <text:list>
                <text:list-header>
                  <text:h text:style-name="P15"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339194515"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95619091"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961654663"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555720026" text:style-name="L5">
        <text:list-item>
          <text:p text:style-name="P25">throw and return operations are only allowed as the last action in a sequence of rule actions (see below).</text:p>
        </text:list-item>
      </text:list>
      <text:list xml:id="list1211578165"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513083622" text:continue-list="list195619091"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253863164"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29562410"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025308859"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1395956836"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488925634"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2132051906" text:continue-list="list1395956836"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79260170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752650715" text:continue-numbering="true" text:style-name="Outline">
        <text:list-item>
          <text:list>
            <text:list-item>
              <text:list>
                <text:list-header>
                  <text:h text:style-name="P16"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532446320" text:continue-numbering="true" text:style-name="Outline">
        <text:list-item>
          <text:list>
            <text:list-item>
              <text:list>
                <text:list-header>
                  <text:h text:style-name="P16"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257963320"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228790649"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872271130" text:continue-numbering="true" text:style-name="Outline">
        <text:list-item>
          <text:list>
            <text:list-item>
              <text:list>
                <text:list-header>
                  <text:h text:style-name="P16"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389733278" text:continue-numbering="true" text:style-name="Outline">
        <text:list-item>
          <text:list>
            <text:list-item>
              <text:list>
                <text:list-header>
                  <text:h text:style-name="P16"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655825974"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237264778" text:continue-numbering="true" text:style-name="Outline">
        <text:list-item>
          <text:list>
            <text:list-item>
              <text:list>
                <text:list-header>
                  <text:h text:style-name="P16"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771931210"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932966357"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508013422"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214301853" text:continue-numbering="true" text:style-name="Outline">
        <text:list-item>
          <text:list>
            <text:list-item>
              <text:list>
                <text:list-header>
                  <text:h text:style-name="P15"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830291094" text:continue-numbering="true" text:style-name="Outline">
        <text:list-item>
          <text:list>
            <text:list-item>
              <text:list>
                <text:list-header>
                  <text:h text:style-name="P16"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716238817" text:continue-numbering="true" text:style-name="Outline">
        <text:list-item>
          <text:list>
            <text:list-item>
              <text:list>
                <text:list-header>
                  <text:h text:style-name="P16"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467708998"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2169261601"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129211340"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2136277364" text:continue-numbering="true" text:style-name="Outline">
        <text:list-item>
          <text:list>
            <text:list-header>
              <text:h text:style-name="P18"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1183974936"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901086148"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1473185182"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text:soft-page-break/>concatenating these options into a valid <text:span text:style-name="Code_20_Text">-javaagent</text:span> argument.</text:p>
      <text:list xml:id="list218355353"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0"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58492502" text:continue-numbering="true" text:style-name="Outline">
        <text:list-item>
          <text:list>
            <text:list-header>
              <text:h text:style-name="P1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text:soft-page-break/>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1">care</text:span> of this requirement.</text:p>
      <text:list xml:id="list1634499761" text:continue-numbering="true" text:style-name="Outline">
        <text:list-item>
          <text:list>
            <text:list-header>
              <text:h text:style-name="P18"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oft-page-break/><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697134462" text:continue-numbering="true" text:style-name="Outline">
        <text:list-item>
          <text:list>
            <text:list-header>
              <text:h text:style-name="P18"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234708990"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text:soft-page-break/>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278051154" text:continue-list="list1697134462"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oft-page-break/><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729757658" text:continue-numbering="true" text:style-name="Outline">
        <text:list-item>
          <text:list>
            <text:list-header>
              <text:h text:style-name="P18"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Text_20_body"><text:span text:style-name="T4">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span></text:p>
      <text:p text:style-name="Text_20_body"><text:span text:style-name="T4">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span></text:p>
      <text:list xml:id="list1540655161" text:continue-numbering="true" text:style-name="Outline">
        <text:list-item>
          <text:list>
            <text:list-header>
              <text:h text:style-name="P1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beration Sans1"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ndrew Dinn</meta:initial-creator>
    <meta:creation-date>2008-09-25T16:33:44</meta:creation-date>
    <dc:creator>Andrew Dinn</dc:creator>
    <dc:date>2012-03-13T14:18:42</dc:date>
    <meta:printed-by>Andrew Dinn</meta:printed-by>
    <meta:print-date>2008-09-26T17:21:42</meta:print-date>
    <meta:editing-cycles>202</meta:editing-cycles>
    <meta:editing-duration>P3DT1H3M23S</meta:editing-duration>
    <meta:document-statistic meta:table-count="0" meta:image-count="0" meta:object-count="0" meta:page-count="51" meta:paragraph-count="544" meta:word-count="19764" meta:character-count="128055" meta:non-whitespace-character-count="104659"/>
    <meta:user-defined meta:name="Info 1"/>
    <meta:user-defined meta:name="Info 2"/>
    <meta:user-defined meta:name="Info 3"/>
    <meta:user-defined meta:name="Info 4"/>
  </office:meta>
</office:document-meta>
</file>